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71" svg:stroke-opacity="100%" draw:auto-grow-width="false" draw:auto-grow-height="false"/>
      <style:paragraph-properties style:font-independent-line-spacing="fals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25" svg:stroke-opacity="100%" draw:auto-grow-width="false" draw:auto-grow-height="false"/>
      <style:paragraph-properties style:font-independent-line-spacing="false" style:writing-mode="lr-tb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75" svg:stroke-opacity="100%" draw:auto-grow-width="false" draw:auto-grow-height="false"/>
      <style:paragraph-properties style:font-independent-line-spacing="false" style:writing-mode="lr-tb"/>
    </style:style>
    <style:style style:family="graphic" style:name="a6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gradient" draw:fill-gradient-name="a568" draw:stroke="none" draw:auto-grow-width="false" draw:auto-grow-heigh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79" svg:stroke-opacity="100%" draw:auto-grow-width="false" draw:auto-grow-height="false"/>
      <style:paragraph-properties style:font-independent-line-spacing="false" style:writing-mode="lr-tb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32" svg:stroke-opacity="100%" draw:auto-grow-width="false" draw:auto-grow-height="false"/>
      <style:paragraph-properties style:font-independent-line-spacing="fals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83" svg:stroke-opacity="100%" draw:auto-grow-width="false" draw:auto-grow-height="fals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3333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6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700" svg:stroke-opacity="100%" draw:auto-grow-width="false" draw:auto-grow-height="false"/>
      <style:paragraph-properties style:font-independent-line-spacing="fals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5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704" svg:stroke-opacity="100%" draw:auto-grow-width="false" draw:auto-grow-height="false"/>
      <style:paragraph-properties style:font-independent-line-spacing="false" style:writing-mode="lr-tb"/>
    </style:style>
    <style:style style:family="presentation" style:name="a753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572" svg:stroke-opacity="100%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576" svg:stroke-opacity="100%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42" svg:stroke-opacity="100%" draw:auto-grow-width="false" draw:auto-grow-height="false"/>
      <style:paragraph-properties style:font-independent-line-spacing="false" style:writing-mode="lr-tb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7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96" svg:stroke-opacity="100%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580" svg:stroke-opacity="100%" draw:auto-grow-width="false" draw:auto-grow-height="fals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584" svg:stroke-opacity="100%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588" svg:stroke-opacity="100%" draw:auto-grow-width="false" draw:auto-grow-height="false"/>
      <style:paragraph-properties style:font-independent-line-spacing="false" style:writing-mode="lr-tb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top" draw:textarea-horizontal-align="left" draw:fill="none" draw:stroke="dash" draw:stroke-dash="a600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51" svg:stroke-opacity="100%" draw:auto-grow-width="false" draw:auto-grow-height="false"/>
      <style:paragraph-properties style:font-independent-line-spacing="false" style:writing-mode="lr-tb"/>
    </style:style>
    <style:style style:family="graphic" style:name="a605">
      <style:graphic-properties fo:wrap-option="no-wrap" fo:padding-top="0.04921in" fo:padding-bottom="0.04921in" fo:padding-left="0.09843in" fo:padding-right="0.09843in" draw:textarea-vertical-align="top" draw:textarea-horizontal-align="left" draw:fill="none" draw:stroke="dash" draw:stroke-dash="a604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no-wrap" fo:padding-top="0.04921in" fo:padding-bottom="0.04921in" fo:padding-left="0.09843in" fo:padding-right="0.09843in" draw:textarea-vertical-align="top" draw:textarea-horizontal-align="left" draw:fill="none" draw:stroke="dash" draw:stroke-dash="a608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721" svg:stroke-opacity="100%" draw:auto-grow-width="false" draw:auto-grow-height="false"/>
      <style:paragraph-properties style:font-independent-line-spacing="false" style:writing-mode="lr-tb"/>
    </style:style>
    <style:style style:family="graphic" style:name="a724">
      <style:graphic-properties draw:fill="none" draw:stroke="solid" svg:stroke-width="0.00694in" svg:stroke-color="#4472c4" draw:marker-end="a723" svg:stroke-opacity="100%" draw:stroke-linejoin="miter" svg:stroke-linecap="butt"/>
    </style:style>
    <style:style style:family="graphic" style:name="a726">
      <style:graphic-properties draw:fill="none" draw:stroke="solid" svg:stroke-width="0.00694in" svg:stroke-color="#4472c4" draw:marker-end="a725" svg:stroke-opacity="100%" draw:stroke-linejoin="miter" svg:stroke-linecap="butt"/>
    </style:style>
    <style:style style:family="graphic" style:name="a728">
      <style:graphic-properties draw:fill="none" draw:stroke="solid" svg:stroke-width="0.00694in" svg:stroke-color="#4472c4" draw:marker-end="a727" svg:stroke-opacity="100%" draw:stroke-linejoin="miter" svg:stroke-linecap="but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592" svg:stroke-opacity="100%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596" svg:stroke-opacity="100%" draw:auto-grow-width="false" draw:auto-grow-height="fals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00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00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18" svg:stroke-opacity="100%" draw:auto-grow-width="false" draw:auto-grow-height="false"/>
      <style:paragraph-properties style:font-independent-line-spacing="false" style:writing-mode="lr-tb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draw:fill="none" draw:stroke="solid" svg:stroke-width="0.00694in" svg:stroke-color="#4472c4" draw:marker-end="a729" svg:stroke-opacity="100%" draw:stroke-linejoin="miter" svg:stroke-linecap="but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37">
      <style:graphic-properties draw:fill="none" draw:stroke="solid" svg:stroke-width="0.00694in" svg:stroke-color="#4472c4" draw:marker-end="a736" svg:stroke-opacity="100%" draw:stroke-linejoin="miter" svg:stroke-linecap="but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Vuota" presentation:presentation-page-layout-name="Master1-PPL7" draw:id="Slide-256">
        <draw:frame draw:id="id73" presentation:style-name="a569" draw:name="Sottotitolo 1" svg:x="0.63031in" svg:y="0.23622in" svg:width="9.92087in" svg:height="0.62992in" presentation:class="subtitle" presentation:placeholder="false">
          <draw:text-box>
            <text:p text:style-name="a567" text:class-names="" text:cond-style-name=""><text:span text:style-name="a566" text:class-names="">Stato Operativo del Mezzo</text:span></text:p>
          </draw:text-box>
          <svg:title/>
          <svg:desc/>
        </draw:frame>
        <draw:custom-shape svg:width="1.49606in" svg:height="0.81535in" draw:id="id74" draw:style-name="a573" draw:transform="translate(-0.74803in -0.40768in) rotate(-0.00733) translate(4.60329in 2.04425in)" draw:name="Figura a mano libera: forma 2">
          <svg:title/>
          <svg:desc/>
          <text:p text:style-name="a571" text:class-names="" text:cond-style-name=""><text:span text:style-name="a570" text:class-names="">In Sede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width="1.49606in" svg:height="0.81535in" draw:id="id75" draw:style-name="a577" draw:transform="translate(-0.74803in -0.40768in) rotate(-0.00733) translate(9.48518in 1.96551in)" draw:name="Figura a mano libera: forma 3">
          <svg:title/>
          <svg:desc/>
          <text:p text:style-name="a575" text:class-names="" text:cond-style-name=""><text:span text:style-name="a574" text:class-names="">In Rientro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width="1.49606in" svg:height="0.81614in" draw:id="id76" draw:style-name="a581" draw:transform="translate(-0.74803in -0.40807in) rotate(-0.00733) translate(4.52455in 4.64228in)" draw:name="Figura a mano libera: forma 4">
          <svg:title/>
          <svg:desc/>
          <text:p text:style-name="a579" text:class-names="" text:cond-style-name=""><text:span text:style-name="a578" text:class-names="">Assegnato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width="1.49606in" svg:height="0.81535in" draw:id="id77" draw:style-name="a585" draw:transform="translate(-0.74803in -0.40768in) rotate(-0.00733) translate(7.08361in 4.59189in)" draw:name="Figura a mano libera: forma 5">
          <svg:title/>
          <svg:desc/>
          <text:p text:style-name="a583" text:class-names="" text:cond-style-name=""><text:span text:style-name="a582" text:class-names="">In Viaggio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width="1.49606in" svg:height="0.81535in" draw:id="id78" draw:style-name="a589" draw:transform="translate(-0.74803in -0.40768in) rotate(-0.00733) translate(9.7214in 4.59189in)" draw:name="Figura a mano libera: forma 6">
          <svg:title/>
          <svg:desc/>
          <text:p text:style-name="a587" text:class-names="" text:cond-style-name=""><text:span text:style-name="a586" text:class-names="">Sul Posto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width="1.49606in" svg:height="0.81535in" draw:id="id79" draw:style-name="a593" draw:transform="translate(-0.74803in -0.40768in) rotate(-0.00733) translate(2.39857in 4.68205in)" draw:name="Figura a mano libera: forma 7">
          <svg:title/>
          <svg:desc/>
          <text:p text:style-name="a591" text:class-names="" text:cond-style-name=""><text:span text:style-name="a590" text:class-names="">Istituto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width="1.49606in" svg:height="0.81535in" draw:id="id80" draw:style-name="a597" draw:transform="translate(-0.74803in -0.40768in) rotate(-0.00733) translate(2.39857in 7.15094in)" draw:name="Figura a mano libera: forma 8">
          <svg:title/>
          <svg:desc/>
          <text:p text:style-name="a595" text:class-names="" text:cond-style-name=""><text:span text:style-name="a594" text:class-names="">Fuori <text:line-break/>Servizio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1.25984in" svg:y="1.33858in" svg:width="9.44882in" svg:height="1.81102in" draw:id="id81" draw:style-name="a601" draw:name="Figura a mano libera: forma 9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3 ?f11 A ?f56 ?f57 ?f58 ?f59 ?f3 ?f11 ?f53 ?f55  W ?f60 ?f61 ?f62 ?f63 ?f3 ?f11 ?f53 ?f55 L ?f12 ?f5 A ?f99 ?f100 ?f101 ?f102 ?f12 ?f5 ?f96 ?f98  W ?f103 ?f104 ?f105 ?f106 ?f12 ?f5 ?f96 ?f98 L ?f4 ?f13 A ?f142 ?f143 ?f144 ?f145 ?f4 ?f13 ?f139 ?f141  W ?f146 ?f147 ?f148 ?f149 ?f4 ?f13 ?f139 ?f141 L ?f11 ?f6 A ?f185 ?f186 ?f187 ?f188 ?f11 ?f6 ?f182 ?f184  W ?f189 ?f190 ?f191 ?f192 ?f11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?f9 * 10869 / 100000"/>
            <draw:equation draw:name="f12" draw:formula="?f4 - ?f11"/>
            <draw:equation draw:name="f13" draw:formula="?f6 - ?f11"/>
            <draw:equation draw:name="f14" draw:formula="?f11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0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1"/>
            <draw:equation draw:name="f28" draw:formula="sin(?f24)"/>
            <draw:equation draw:name="f29" draw:formula="0 - ?f28"/>
            <draw:equation draw:name="f30" draw:formula="?f29 * ?f11"/>
            <draw:equation draw:name="f31" draw:formula="sqrt(?f27 * ?f27 + ?f30 * ?f30 + 0 * 0)"/>
            <draw:equation draw:name="f32" draw:formula="?f11 * ?f11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1 - ?f35"/>
            <draw:equation draw:name="f37" draw:formula="?f34 - ?f11"/>
            <draw:equation draw:name="f38" draw:formula="?f36 - ?f11"/>
            <draw:equation draw:name="f39" draw:formula="?f34 + ?f11"/>
            <draw:equation draw:name="f40" draw:formula="?f36 + ?f11"/>
            <draw:equation draw:name="f41" draw:formula="?f21 + ?f2"/>
            <draw:equation draw:name="f42" draw:formula="?f41 * ?f10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1"/>
            <draw:equation draw:name="f47" draw:formula="sin(?f43)"/>
            <draw:equation draw:name="f48" draw:formula="0 - ?f47"/>
            <draw:equation draw:name="f49" draw:formula="?f48 * ?f11"/>
            <draw:equation draw:name="f50" draw:formula="sqrt(?f46 * ?f46 + ?f49 * ?f49 + 0 * 0)"/>
            <draw:equation draw:name="f51" draw:formula="?f11 * ?f11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1, ?f38)"/>
            <draw:equation draw:name="f58" draw:formula="if(?f20, ?f3, ?f39)"/>
            <draw:equation draw:name="f59" draw:formula="if(?f20, ?f11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0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1"/>
            <draw:equation draw:name="f71" draw:formula="sin(?f67)"/>
            <draw:equation draw:name="f72" draw:formula="0 - ?f71"/>
            <draw:equation draw:name="f73" draw:formula="?f72 * ?f11"/>
            <draw:equation draw:name="f74" draw:formula="sqrt(?f70 * ?f70 + ?f73 * ?f73 + 0 * 0)"/>
            <draw:equation draw:name="f75" draw:formula="?f11 * ?f11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1"/>
            <draw:equation draw:name="f81" draw:formula="?f79 - ?f11"/>
            <draw:equation draw:name="f82" draw:formula="?f77 + ?f11"/>
            <draw:equation draw:name="f83" draw:formula="?f79 + ?f11"/>
            <draw:equation draw:name="f84" draw:formula="?f64 + ?f2"/>
            <draw:equation draw:name="f85" draw:formula="?f84 * ?f10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1"/>
            <draw:equation draw:name="f90" draw:formula="sin(?f86)"/>
            <draw:equation draw:name="f91" draw:formula="0 - ?f90"/>
            <draw:equation draw:name="f92" draw:formula="?f91 * ?f11"/>
            <draw:equation draw:name="f93" draw:formula="sqrt(?f89 * ?f89 + ?f92 * ?f92 + 0 * 0)"/>
            <draw:equation draw:name="f94" draw:formula="?f11 * ?f11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0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1"/>
            <draw:equation draw:name="f114" draw:formula="sin(?f110)"/>
            <draw:equation draw:name="f115" draw:formula="0 - ?f114"/>
            <draw:equation draw:name="f116" draw:formula="?f115 * ?f11"/>
            <draw:equation draw:name="f117" draw:formula="sqrt(?f113 * ?f113 + ?f116 * ?f116 + 0 * 0)"/>
            <draw:equation draw:name="f118" draw:formula="?f11 * ?f11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1"/>
            <draw:equation draw:name="f124" draw:formula="?f122 - ?f11"/>
            <draw:equation draw:name="f125" draw:formula="?f120 + ?f11"/>
            <draw:equation draw:name="f126" draw:formula="?f122 + ?f11"/>
            <draw:equation draw:name="f127" draw:formula="?f107 + ?f2"/>
            <draw:equation draw:name="f128" draw:formula="?f127 * ?f10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1"/>
            <draw:equation draw:name="f133" draw:formula="sin(?f129)"/>
            <draw:equation draw:name="f134" draw:formula="0 - ?f133"/>
            <draw:equation draw:name="f135" draw:formula="?f134 * ?f11"/>
            <draw:equation draw:name="f136" draw:formula="sqrt(?f132 * ?f132 + ?f135 * ?f135 + 0 * 0)"/>
            <draw:equation draw:name="f137" draw:formula="?f11 * ?f11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0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1"/>
            <draw:equation draw:name="f157" draw:formula="sin(?f153)"/>
            <draw:equation draw:name="f158" draw:formula="0 - ?f157"/>
            <draw:equation draw:name="f159" draw:formula="?f158 * ?f11"/>
            <draw:equation draw:name="f160" draw:formula="sqrt(?f156 * ?f156 + ?f159 * ?f159 + 0 * 0)"/>
            <draw:equation draw:name="f161" draw:formula="?f11 * ?f11 / ?f160"/>
            <draw:equation draw:name="f162" draw:formula="?f158 * ?f161"/>
            <draw:equation draw:name="f163" draw:formula="?f11 - ?f162"/>
            <draw:equation draw:name="f164" draw:formula="?f155 * ?f161"/>
            <draw:equation draw:name="f165" draw:formula="?f6 - ?f164"/>
            <draw:equation draw:name="f166" draw:formula="?f163 - ?f11"/>
            <draw:equation draw:name="f167" draw:formula="?f165 - ?f11"/>
            <draw:equation draw:name="f168" draw:formula="?f163 + ?f11"/>
            <draw:equation draw:name="f169" draw:formula="?f165 + ?f11"/>
            <draw:equation draw:name="f170" draw:formula="?f150 + ?f2"/>
            <draw:equation draw:name="f171" draw:formula="?f170 * ?f10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1"/>
            <draw:equation draw:name="f176" draw:formula="sin(?f172)"/>
            <draw:equation draw:name="f177" draw:formula="0 - ?f176"/>
            <draw:equation draw:name="f178" draw:formula="?f177 * ?f11"/>
            <draw:equation draw:name="f179" draw:formula="sqrt(?f175 * ?f175 + ?f178 * ?f178 + 0 * 0)"/>
            <draw:equation draw:name="f180" draw:formula="?f11 * ?f11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1, ?f166)"/>
            <draw:equation draw:name="f186" draw:formula="if(?f20, ?f6, ?f167)"/>
            <draw:equation draw:name="f187" draw:formula="if(?f20, ?f11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1.25984in" svg:y="3.70079in" svg:width="9.44882in" svg:height="2.12598in" draw:id="id82" draw:style-name="a605" draw:name="Figura a mano libera: forma 10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path-stretchpoint-x="21600" draw:path-stretchpoint-y="21600" draw:type="non-primitive" svg:viewBox="0 0 21600 21600" draw:enhanced-path="M ?f3 ?f11 A ?f56 ?f57 ?f58 ?f59 ?f3 ?f11 ?f53 ?f55  W ?f60 ?f61 ?f62 ?f63 ?f3 ?f11 ?f53 ?f55 L ?f12 ?f5 A ?f99 ?f100 ?f101 ?f102 ?f12 ?f5 ?f96 ?f98  W ?f103 ?f104 ?f105 ?f106 ?f12 ?f5 ?f96 ?f98 L ?f4 ?f13 A ?f142 ?f143 ?f144 ?f145 ?f4 ?f13 ?f139 ?f141  W ?f146 ?f147 ?f148 ?f149 ?f4 ?f13 ?f139 ?f141 L ?f11 ?f6 A ?f185 ?f186 ?f187 ?f188 ?f11 ?f6 ?f182 ?f184  W ?f189 ?f190 ?f191 ?f192 ?f11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?f9 * 9259 / 100000"/>
            <draw:equation draw:name="f12" draw:formula="?f4 - ?f11"/>
            <draw:equation draw:name="f13" draw:formula="?f6 - ?f11"/>
            <draw:equation draw:name="f14" draw:formula="?f11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0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1"/>
            <draw:equation draw:name="f28" draw:formula="sin(?f24)"/>
            <draw:equation draw:name="f29" draw:formula="0 - ?f28"/>
            <draw:equation draw:name="f30" draw:formula="?f29 * ?f11"/>
            <draw:equation draw:name="f31" draw:formula="sqrt(?f27 * ?f27 + ?f30 * ?f30 + 0 * 0)"/>
            <draw:equation draw:name="f32" draw:formula="?f11 * ?f11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1 - ?f35"/>
            <draw:equation draw:name="f37" draw:formula="?f34 - ?f11"/>
            <draw:equation draw:name="f38" draw:formula="?f36 - ?f11"/>
            <draw:equation draw:name="f39" draw:formula="?f34 + ?f11"/>
            <draw:equation draw:name="f40" draw:formula="?f36 + ?f11"/>
            <draw:equation draw:name="f41" draw:formula="?f21 + ?f2"/>
            <draw:equation draw:name="f42" draw:formula="?f41 * ?f10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1"/>
            <draw:equation draw:name="f47" draw:formula="sin(?f43)"/>
            <draw:equation draw:name="f48" draw:formula="0 - ?f47"/>
            <draw:equation draw:name="f49" draw:formula="?f48 * ?f11"/>
            <draw:equation draw:name="f50" draw:formula="sqrt(?f46 * ?f46 + ?f49 * ?f49 + 0 * 0)"/>
            <draw:equation draw:name="f51" draw:formula="?f11 * ?f11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1, ?f38)"/>
            <draw:equation draw:name="f58" draw:formula="if(?f20, ?f3, ?f39)"/>
            <draw:equation draw:name="f59" draw:formula="if(?f20, ?f11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0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1"/>
            <draw:equation draw:name="f71" draw:formula="sin(?f67)"/>
            <draw:equation draw:name="f72" draw:formula="0 - ?f71"/>
            <draw:equation draw:name="f73" draw:formula="?f72 * ?f11"/>
            <draw:equation draw:name="f74" draw:formula="sqrt(?f70 * ?f70 + ?f73 * ?f73 + 0 * 0)"/>
            <draw:equation draw:name="f75" draw:formula="?f11 * ?f11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1"/>
            <draw:equation draw:name="f81" draw:formula="?f79 - ?f11"/>
            <draw:equation draw:name="f82" draw:formula="?f77 + ?f11"/>
            <draw:equation draw:name="f83" draw:formula="?f79 + ?f11"/>
            <draw:equation draw:name="f84" draw:formula="?f64 + ?f2"/>
            <draw:equation draw:name="f85" draw:formula="?f84 * ?f10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1"/>
            <draw:equation draw:name="f90" draw:formula="sin(?f86)"/>
            <draw:equation draw:name="f91" draw:formula="0 - ?f90"/>
            <draw:equation draw:name="f92" draw:formula="?f91 * ?f11"/>
            <draw:equation draw:name="f93" draw:formula="sqrt(?f89 * ?f89 + ?f92 * ?f92 + 0 * 0)"/>
            <draw:equation draw:name="f94" draw:formula="?f11 * ?f11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0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1"/>
            <draw:equation draw:name="f114" draw:formula="sin(?f110)"/>
            <draw:equation draw:name="f115" draw:formula="0 - ?f114"/>
            <draw:equation draw:name="f116" draw:formula="?f115 * ?f11"/>
            <draw:equation draw:name="f117" draw:formula="sqrt(?f113 * ?f113 + ?f116 * ?f116 + 0 * 0)"/>
            <draw:equation draw:name="f118" draw:formula="?f11 * ?f11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1"/>
            <draw:equation draw:name="f124" draw:formula="?f122 - ?f11"/>
            <draw:equation draw:name="f125" draw:formula="?f120 + ?f11"/>
            <draw:equation draw:name="f126" draw:formula="?f122 + ?f11"/>
            <draw:equation draw:name="f127" draw:formula="?f107 + ?f2"/>
            <draw:equation draw:name="f128" draw:formula="?f127 * ?f10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1"/>
            <draw:equation draw:name="f133" draw:formula="sin(?f129)"/>
            <draw:equation draw:name="f134" draw:formula="0 - ?f133"/>
            <draw:equation draw:name="f135" draw:formula="?f134 * ?f11"/>
            <draw:equation draw:name="f136" draw:formula="sqrt(?f132 * ?f132 + ?f135 * ?f135 + 0 * 0)"/>
            <draw:equation draw:name="f137" draw:formula="?f11 * ?f11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0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1"/>
            <draw:equation draw:name="f157" draw:formula="sin(?f153)"/>
            <draw:equation draw:name="f158" draw:formula="0 - ?f157"/>
            <draw:equation draw:name="f159" draw:formula="?f158 * ?f11"/>
            <draw:equation draw:name="f160" draw:formula="sqrt(?f156 * ?f156 + ?f159 * ?f159 + 0 * 0)"/>
            <draw:equation draw:name="f161" draw:formula="?f11 * ?f11 / ?f160"/>
            <draw:equation draw:name="f162" draw:formula="?f158 * ?f161"/>
            <draw:equation draw:name="f163" draw:formula="?f11 - ?f162"/>
            <draw:equation draw:name="f164" draw:formula="?f155 * ?f161"/>
            <draw:equation draw:name="f165" draw:formula="?f6 - ?f164"/>
            <draw:equation draw:name="f166" draw:formula="?f163 - ?f11"/>
            <draw:equation draw:name="f167" draw:formula="?f165 - ?f11"/>
            <draw:equation draw:name="f168" draw:formula="?f163 + ?f11"/>
            <draw:equation draw:name="f169" draw:formula="?f165 + ?f11"/>
            <draw:equation draw:name="f170" draw:formula="?f150 + ?f2"/>
            <draw:equation draw:name="f171" draw:formula="?f170 * ?f10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1"/>
            <draw:equation draw:name="f176" draw:formula="sin(?f172)"/>
            <draw:equation draw:name="f177" draw:formula="0 - ?f176"/>
            <draw:equation draw:name="f178" draw:formula="?f177 * ?f11"/>
            <draw:equation draw:name="f179" draw:formula="sqrt(?f175 * ?f175 + ?f178 * ?f178 + 0 * 0)"/>
            <draw:equation draw:name="f180" draw:formula="?f11 * ?f11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1, ?f166)"/>
            <draw:equation draw:name="f186" draw:formula="if(?f20, ?f6, ?f167)"/>
            <draw:equation draw:name="f187" draw:formula="if(?f20, ?f11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1.25984in" svg:y="6.33858in" svg:width="2.67717in" svg:height="1.5748in" draw:id="id83" draw:style-name="a609" draw:name="Figura a mano libera: forma 11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path-stretchpoint-x="21600" draw:path-stretchpoint-y="21600" draw:type="non-primitive" svg:viewBox="0 0 21600 21600" draw:enhanced-path="M ?f3 ?f11 A ?f56 ?f57 ?f58 ?f59 ?f3 ?f11 ?f53 ?f55  W ?f60 ?f61 ?f62 ?f63 ?f3 ?f11 ?f53 ?f55 L ?f12 ?f5 A ?f99 ?f100 ?f101 ?f102 ?f12 ?f5 ?f96 ?f98  W ?f103 ?f104 ?f105 ?f106 ?f12 ?f5 ?f96 ?f98 L ?f4 ?f13 A ?f142 ?f143 ?f144 ?f145 ?f4 ?f13 ?f139 ?f141  W ?f146 ?f147 ?f148 ?f149 ?f4 ?f13 ?f139 ?f141 L ?f11 ?f6 A ?f185 ?f186 ?f187 ?f188 ?f11 ?f6 ?f182 ?f184  W ?f189 ?f190 ?f191 ?f192 ?f11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?f9 * 12500 / 100000"/>
            <draw:equation draw:name="f12" draw:formula="?f4 - ?f11"/>
            <draw:equation draw:name="f13" draw:formula="?f6 - ?f11"/>
            <draw:equation draw:name="f14" draw:formula="?f11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0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1"/>
            <draw:equation draw:name="f28" draw:formula="sin(?f24)"/>
            <draw:equation draw:name="f29" draw:formula="0 - ?f28"/>
            <draw:equation draw:name="f30" draw:formula="?f29 * ?f11"/>
            <draw:equation draw:name="f31" draw:formula="sqrt(?f27 * ?f27 + ?f30 * ?f30 + 0 * 0)"/>
            <draw:equation draw:name="f32" draw:formula="?f11 * ?f11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1 - ?f35"/>
            <draw:equation draw:name="f37" draw:formula="?f34 - ?f11"/>
            <draw:equation draw:name="f38" draw:formula="?f36 - ?f11"/>
            <draw:equation draw:name="f39" draw:formula="?f34 + ?f11"/>
            <draw:equation draw:name="f40" draw:formula="?f36 + ?f11"/>
            <draw:equation draw:name="f41" draw:formula="?f21 + ?f2"/>
            <draw:equation draw:name="f42" draw:formula="?f41 * ?f10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1"/>
            <draw:equation draw:name="f47" draw:formula="sin(?f43)"/>
            <draw:equation draw:name="f48" draw:formula="0 - ?f47"/>
            <draw:equation draw:name="f49" draw:formula="?f48 * ?f11"/>
            <draw:equation draw:name="f50" draw:formula="sqrt(?f46 * ?f46 + ?f49 * ?f49 + 0 * 0)"/>
            <draw:equation draw:name="f51" draw:formula="?f11 * ?f11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1, ?f38)"/>
            <draw:equation draw:name="f58" draw:formula="if(?f20, ?f3, ?f39)"/>
            <draw:equation draw:name="f59" draw:formula="if(?f20, ?f11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0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1"/>
            <draw:equation draw:name="f71" draw:formula="sin(?f67)"/>
            <draw:equation draw:name="f72" draw:formula="0 - ?f71"/>
            <draw:equation draw:name="f73" draw:formula="?f72 * ?f11"/>
            <draw:equation draw:name="f74" draw:formula="sqrt(?f70 * ?f70 + ?f73 * ?f73 + 0 * 0)"/>
            <draw:equation draw:name="f75" draw:formula="?f11 * ?f11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1"/>
            <draw:equation draw:name="f81" draw:formula="?f79 - ?f11"/>
            <draw:equation draw:name="f82" draw:formula="?f77 + ?f11"/>
            <draw:equation draw:name="f83" draw:formula="?f79 + ?f11"/>
            <draw:equation draw:name="f84" draw:formula="?f64 + ?f2"/>
            <draw:equation draw:name="f85" draw:formula="?f84 * ?f10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1"/>
            <draw:equation draw:name="f90" draw:formula="sin(?f86)"/>
            <draw:equation draw:name="f91" draw:formula="0 - ?f90"/>
            <draw:equation draw:name="f92" draw:formula="?f91 * ?f11"/>
            <draw:equation draw:name="f93" draw:formula="sqrt(?f89 * ?f89 + ?f92 * ?f92 + 0 * 0)"/>
            <draw:equation draw:name="f94" draw:formula="?f11 * ?f11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0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1"/>
            <draw:equation draw:name="f114" draw:formula="sin(?f110)"/>
            <draw:equation draw:name="f115" draw:formula="0 - ?f114"/>
            <draw:equation draw:name="f116" draw:formula="?f115 * ?f11"/>
            <draw:equation draw:name="f117" draw:formula="sqrt(?f113 * ?f113 + ?f116 * ?f116 + 0 * 0)"/>
            <draw:equation draw:name="f118" draw:formula="?f11 * ?f11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1"/>
            <draw:equation draw:name="f124" draw:formula="?f122 - ?f11"/>
            <draw:equation draw:name="f125" draw:formula="?f120 + ?f11"/>
            <draw:equation draw:name="f126" draw:formula="?f122 + ?f11"/>
            <draw:equation draw:name="f127" draw:formula="?f107 + ?f2"/>
            <draw:equation draw:name="f128" draw:formula="?f127 * ?f10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1"/>
            <draw:equation draw:name="f133" draw:formula="sin(?f129)"/>
            <draw:equation draw:name="f134" draw:formula="0 - ?f133"/>
            <draw:equation draw:name="f135" draw:formula="?f134 * ?f11"/>
            <draw:equation draw:name="f136" draw:formula="sqrt(?f132 * ?f132 + ?f135 * ?f135 + 0 * 0)"/>
            <draw:equation draw:name="f137" draw:formula="?f11 * ?f11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0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1"/>
            <draw:equation draw:name="f157" draw:formula="sin(?f153)"/>
            <draw:equation draw:name="f158" draw:formula="0 - ?f157"/>
            <draw:equation draw:name="f159" draw:formula="?f158 * ?f11"/>
            <draw:equation draw:name="f160" draw:formula="sqrt(?f156 * ?f156 + ?f159 * ?f159 + 0 * 0)"/>
            <draw:equation draw:name="f161" draw:formula="?f11 * ?f11 / ?f160"/>
            <draw:equation draw:name="f162" draw:formula="?f158 * ?f161"/>
            <draw:equation draw:name="f163" draw:formula="?f11 - ?f162"/>
            <draw:equation draw:name="f164" draw:formula="?f155 * ?f161"/>
            <draw:equation draw:name="f165" draw:formula="?f6 - ?f164"/>
            <draw:equation draw:name="f166" draw:formula="?f163 - ?f11"/>
            <draw:equation draw:name="f167" draw:formula="?f165 - ?f11"/>
            <draw:equation draw:name="f168" draw:formula="?f163 + ?f11"/>
            <draw:equation draw:name="f169" draw:formula="?f165 + ?f11"/>
            <draw:equation draw:name="f170" draw:formula="?f150 + ?f2"/>
            <draw:equation draw:name="f171" draw:formula="?f170 * ?f10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1"/>
            <draw:equation draw:name="f176" draw:formula="sin(?f172)"/>
            <draw:equation draw:name="f177" draw:formula="0 - ?f176"/>
            <draw:equation draw:name="f178" draw:formula="?f177 * ?f11"/>
            <draw:equation draw:name="f179" draw:formula="sqrt(?f175 * ?f175 + ?f178 * ?f178 + 0 * 0)"/>
            <draw:equation draw:name="f180" draw:formula="?f11 * ?f11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1, ?f166)"/>
            <draw:equation draw:name="f186" draw:formula="if(?f20, ?f6, ?f167)"/>
            <draw:equation draw:name="f187" draw:formula="if(?f20, ?f11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frame draw:id="id84" draw:style-name="a612" draw:name="CasellaDiTesto 12" svg:x="1.85039in" svg:y="1.11693in" svg:width="1.65354in" svg:height="0.37913in">
          <draw:text-box>
            <text:p text:style-name="a611" text:class-names="" text:cond-style-name=""><text:span text:style-name="a610" text:class-names="">Disponibile</text:span></text:p>
          </draw:text-box>
          <svg:title/>
          <svg:desc/>
        </draw:frame>
        <draw:frame draw:id="id85" draw:style-name="a615" draw:name="CasellaDiTesto 13" svg:x="1.88976in" svg:y="3.47913in" svg:width="1.49606in" svg:height="0.37913in">
          <draw:text-box>
            <text:p text:style-name="a614" text:class-names="" text:cond-style-name=""><text:span text:style-name="a613" text:class-names="">Impegnato</text:span></text:p>
          </draw:text-box>
          <svg:title/>
          <svg:desc/>
        </draw:frame>
        <draw:custom-shape svg:x="4.40945in" svg:y="2.44094in" svg:width="0in" svg:height="1.78228in" draw:id="id86" draw:style-name="a619" draw:name="Connettore diritto 14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7" draw:style-name="a622" draw:name="CasellaDiTesto 15" svg:x="2.59843in" svg:y="2.59843in" svg:width="1.7626in" svg:height="0.3937in">
          <draw:text-box>
            <text:p text:style-name="a621" text:class-names="" text:cond-style-name=""><text:span text:style-name="a620" text:class-names="">Assegnazione</text:span></text:p>
          </draw:text-box>
          <svg:title/>
          <svg:desc/>
        </draw:frame>
        <draw:custom-shape svg:x="5.27559in" svg:y="4.56693in" svg:width="1.06299in" svg:height="0in" draw:id="id88" draw:style-name="a626" draw:name="Connettore diritto 16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9" draw:style-name="a629" draw:name="CasellaDiTesto 17" svg:x="8.18898in" svg:y="4.18779in" svg:width="1.19606in" svg:height="0.37913in">
          <draw:text-box>
            <text:p text:style-name="a628" text:class-names="" text:cond-style-name=""><text:span text:style-name="a627" text:class-names="">Arrivo</text:span></text:p>
          </draw:text-box>
          <svg:title/>
          <svg:desc/>
        </draw:frame>
        <draw:custom-shape svg:x="7.83464in" svg:y="4.56693in" svg:width="1.14173in" svg:height="0in" draw:id="id90" draw:style-name="a633" draw:name="Connettore diritto 18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1" draw:style-name="a636" draw:name="CasellaDiTesto 19" svg:x="5.18189in" svg:y="4.12402in" svg:width="1.19606in" svg:height="0.37913in">
          <draw:text-box>
            <text:p text:style-name="a635" text:class-names="" text:cond-style-name=""><text:span text:style-name="a634" text:class-names="">Partenza</text:span></text:p>
          </draw:text-box>
          <svg:title/>
          <svg:desc/>
        </draw:frame>
        <draw:frame draw:id="id92" draw:style-name="a639" draw:name="CasellaDiTesto 20" svg:x="1.60236in" svg:y="6.11693in" svg:width="1.94094in" svg:height="0.37913in">
          <draw:text-box>
            <text:p text:style-name="a638" text:class-names="" text:cond-style-name=""><text:span text:style-name="a637" text:class-names="">Non Utilizzabile</text:span></text:p>
          </draw:text-box>
          <svg:title/>
          <svg:desc/>
        </draw:frame>
        <draw:custom-shape svg:x="9.33071in" svg:y="2.3622in" svg:width="0in" svg:height="1.81102in" draw:id="id93" draw:style-name="a643" draw:name="Connettore diritto 21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4" draw:style-name="a648" draw:name="CasellaDiTesto 22" svg:x="9.40118in" svg:y="2.41142in" svg:width="1.95268in" svg:height="0.68in">
          <draw:text-box>
            <text:p text:style-name="a647" text:class-names="" text:cond-style-name=""><text:span text:style-name="a644" text:class-names="">Fine<text:s text:c="1"/></text:span><text:span text:style-name="a645" text:class-names="">Intervento <text:line-break/>della Partenza</text:span><text:span text:style-name="a646" text:class-names=""/></text:p>
          </draw:text-box>
          <svg:title/>
          <svg:desc/>
        </draw:frame>
        <draw:custom-shape svg:x="5.27559in" svg:y="1.9685in" svg:width="3.46457in" svg:height="0in" draw:id="id95" draw:style-name="a652" draw:name="Connettore diritto 23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6" draw:style-name="a655" draw:name="CasellaDiTesto 24" svg:x="7.37323in" svg:y="1.5748in" svg:width="1.20945in" svg:height="0.37913in">
          <draw:text-box>
            <text:p text:style-name="a654" text:class-names="" text:cond-style-name=""><text:span text:style-name="a653" text:class-names="">Rientrato</text:span></text:p>
          </draw:text-box>
          <svg:title/>
          <svg:desc/>
        </draw:frame>
        <draw:frame draw:id="id97" draw:style-name="a659" draw:name="CasellaDiTesto 26" svg:x="7.54048in" svg:y="2.78908in" svg:width="1.99503in" svg:height="0.38969in">
          <draw:text-box>
            <text:p text:style-name="a658" text:class-names="" text:cond-style-name=""><text:span text:style-name="a656" text:class-names="">Riassegnazione</text:span><text:span text:style-name="a657" text:class-names=""/></text:p>
          </draw:text-box>
          <svg:title/>
          <svg:desc/>
        </draw:frame>
        <draw:frame draw:id="id98" draw:style-name="a662" draw:name="CasellaDiTesto 29" svg:x="2.61323in" svg:y="5.02555in" svg:width="1.7626in" svg:height="0.65945in">
          <draw:text-box>
            <text:p text:style-name="a661" text:class-names="" text:cond-style-name=""><text:span text:style-name="a660" text:class-names="">Assegnazione<text:line-break/>Speciale</text:span></text:p>
          </draw:text-box>
          <svg:title/>
          <svg:desc/>
        </draw:frame>
        <draw:custom-shape svg:x="0.27559in" svg:y="4.40945in" svg:width="0.70866in" svg:height="0.47244in" draw:id="id99" draw:style-name="a665" draw:name="Rettangolo 30">
          <svg:title/>
          <svg:desc/>
          <text:p text:style-name="a664" text:class-names="" text:cond-style-name=""><text:span text:style-name="a663" text:class-names="">GA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7559in" svg:y="6.88976in" svg:width="0.70866in" svg:height="0.47244in" draw:id="id100" draw:style-name="a668" draw:name="Rettangolo 31">
          <svg:title/>
          <svg:desc/>
          <text:p text:style-name="a667" text:class-names="" text:cond-style-name=""><text:span text:style-name="a666" text:class-names="">GA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299in" svg:y="4.64567in" svg:width="0.59055in" svg:height="0in" draw:id="id101" draw:style-name="a672" draw:name="Connettore diritto 32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06299in" svg:y="7.12598in" svg:width="0.59055in" svg:height="0in" draw:id="id102" draw:style-name="a676" draw:name="Connettore diritto 33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83465in" svg:y="2.91339in" svg:width="8.10748in" svg:height="5.12441in" draw:id="id103" draw:style-name="a680" draw:name="Figura a mano libera: forma 34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20594 13017" draw:enhanced-path="M 20021 0 C 21421 9600 22000 16000 0 116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594"/>
            <draw:equation draw:name="f7" draw:formula="?f4 / 1301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3.14961in" svg:y="5.89969in" svg:width="6.7148in" svg:height="1.34441in" draw:id="id104" draw:style-name="a684" draw:name="Figura a mano libera: forma 35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16600 4001" draw:enhanced-path="M 16600 0 C 15000 3800 5400 4400 0 38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600"/>
            <draw:equation draw:name="f7" draw:formula="?f4 / 400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05" draw:style-name="a687" draw:name="CasellaDiTesto 36" svg:x="5.51181in" svg:y="6.22047in" svg:width="3.02756in" svg:height="0.65945in">
          <draw:text-box>
            <text:p text:style-name="a686" text:class-names="" text:cond-style-name=""><text:span text:style-name="a685" text:class-names="">Fuori servizio mentre era <text:line-break/>Impegnato</text:span></text:p>
          </draw:text-box>
          <svg:title/>
          <svg:desc/>
        </draw:frame>
        <draw:frame draw:id="id106" draw:style-name="a690" draw:name="CasellaDiTesto 37" svg:x="7.00787in" svg:y="7.21457in" svg:width="3.02756in" svg:height="0.65945in">
          <draw:text-box>
            <text:p text:style-name="a689" text:class-names="" text:cond-style-name=""><text:span text:style-name="a688" text:class-names="">Fuori servizio mentre era <text:line-break/>Libero</text:span></text:p>
          </draw:text-box>
          <svg:title/>
          <svg:desc/>
        </draw:frame>
        <draw:custom-shape svg:x="0.27559in" svg:y="1.73228in" svg:width="0.70866in" svg:height="0.47244in" draw:id="id107" draw:style-name="a693" draw:name="Rettangolo 38">
          <svg:title/>
          <svg:desc/>
          <text:p text:style-name="a692" text:class-names="" text:cond-style-name=""><text:span text:style-name="a691" text:class-names="">GA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299in" svg:y="1.9685in" svg:width="2.79528in" svg:height="0in" draw:id="id108" draw:style-name="a697" draw:name="Connettore diritto 39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14961in" svg:y="4.62087in" svg:width="0.62992in" svg:height="0in" draw:id="id109" draw:style-name="a701" draw:name="Connettore diritto 40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2047in" svg:y="2.04724in" svg:width="2.21929in" svg:height="2.28307in" draw:id="id110" draw:style-name="a705" draw:name="Figura a mano libera: forma 43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5638 5800" draw:enhanced-path="M 38 5800 C -362 2400 2438 400 5638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638"/>
            <draw:equation draw:name="f7" draw:formula="?f4 / 5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11" draw:style-name="a708" draw:name="CasellaDiTesto 44" svg:x="5.95143in" svg:y="2.53661in" svg:width="1.40276in" svg:height="0.65945in">
          <draw:text-box>
            <text:p text:style-name="a707" text:class-names="" text:cond-style-name=""><text:span text:style-name="a706" text:class-names="">Non più <text:line-break/>necessario</text:span></text:p>
          </draw:text-box>
          <svg:title/>
          <svg:desc/>
        </draw:frame>
        <draw:frame draw:id="id112" draw:style-name="a711" draw:name="CasellaDiTesto 45" svg:x="1.40551in" svg:y="2.00787in" svg:width="1.87756in" svg:height="0.34567in">
          <draw:text-box>
            <text:p text:style-name="a710" text:class-names="" text:cond-style-name=""><text:span text:style-name="a709" text:class-names="">Operazione GAC</text:span></text:p>
          </draw:text-box>
          <svg:title/>
          <svg:desc/>
        </draw:frame>
        <draw:frame draw:id="id113" draw:style-name="a714" draw:name="CasellaDiTesto 46" svg:x="0.2437in" svg:y="4.99606in" svg:width="1.87756in" svg:height="0.34567in">
          <draw:text-box>
            <text:p text:style-name="a713" text:class-names="" text:cond-style-name=""><text:span text:style-name="a712" text:class-names="">Operazione GAC</text:span></text:p>
          </draw:text-box>
          <svg:title/>
          <svg:desc/>
        </draw:frame>
        <draw:frame draw:id="id114" draw:style-name="a717" draw:name="CasellaDiTesto 47" svg:x="0.25433in" svg:y="7.50984in" svg:width="1.87756in" svg:height="0.34567in">
          <draw:text-box>
            <text:p text:style-name="a716" text:class-names="" text:cond-style-name=""><text:span text:style-name="a715" text:class-names="">Operazione GAC</text:span></text:p>
          </draw:text-box>
          <svg:title/>
          <svg:desc/>
        </draw:frame>
        <draw:custom-shape svg:width="1.49606in" svg:height="0.81535in" draw:id="id115" draw:style-name="a722" draw:transform="translate(-0.74803in -0.40768in) rotate(-0.00733) translate(6.79933in 5.51181in)" draw:name="Figura a mano libera: forma 51">
          <svg:title/>
          <svg:desc/>
          <text:p text:style-name="a720" text:class-names="" text:cond-style-name=""><text:span text:style-name="a718" text:class-names="">Riassegnato</text:span><text:span text:style-name="a719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type="line" svg:x1="9.24051in" svg:y1="4.91627in" svg:x2="7.54735in" svg:y2="5.51729in" draw:end-shape="id115" draw:end-glue-point="1" draw:id="id116" draw:style-name="a724" draw:name="Connettore 2 53">
          <svg:title/>
          <svg:desc/>
        </draw:connector>
        <draw:connector draw:type="line" svg:x1="5.7299in" svg:y1="5.27571in" svg:x2="5.27555in" svg:y2="4.87992in" draw:id="id117" draw:style-name="a726" draw:name="Connettore 2 58">
          <svg:title/>
          <svg:desc/>
        </draw:connector>
        <draw:connector draw:type="line" svg:x1="7.61024in" svg:y1="4.89691in" svg:x2="7.41677in" svg:y2="5.23381in" draw:id="id118" draw:style-name="a728" draw:name="Connettore 2 60">
          <svg:title/>
          <svg:desc/>
        </draw:connector>
        <draw:connector draw:type="line" svg:x1="9.15508in" svg:y1="2.32295in" svg:x2="7.50476in" svg:y2="5.40203in" draw:id="id119" draw:style-name="a730" draw:name="Connettore 2 65">
          <svg:title/>
          <svg:desc/>
        </draw:connector>
        <draw:frame draw:id="id120" draw:style-name="a735" draw:name="CasellaDiTesto 72" svg:x="4.21729in" svg:y="5.17728in" svg:width="2.21957in" svg:height="0.68in">
          <draw:text-box>
            <text:p text:style-name="a734" text:class-names="" text:cond-style-name=""><text:span text:style-name="a731" text:class-names="">Assegnazione<text:line-break/></text:span><text:span text:style-name="a732" text:class-names="">di un Riassegnato</text:span><text:span text:style-name="a733" text:class-names=""/></text:p>
          </draw:text-box>
          <svg:title/>
          <svg:desc/>
        </draw:frame>
        <draw:connector draw:type="line" svg:x1="5.27256in" svg:y1="4.64777in" draw:start-shape="id76" draw:start-glue-point="1" svg:x2="6.37795in" svg:y2="5.17728in" draw:id="id121" draw:style-name="a737" draw:name="Connettore 2 81">
          <svg:title/>
          <svg:desc/>
        </draw:connector>
        <draw:frame draw:id="id122" draw:style-name="a741" draw:name="CasellaDiTesto 82" svg:x="8.33319in" svg:y="5.25901in" svg:width="1.99503in" svg:height="0.38969in">
          <draw:text-box>
            <text:p text:style-name="a740" text:class-names="" text:cond-style-name=""><text:span text:style-name="a738" text:class-names="">Riassegnazione</text:span><text:span text:style-name="a739" text:class-names=""/></text:p>
          </draw:text-box>
          <svg:title/>
          <svg:desc/>
        </draw:frame>
        <draw:frame draw:id="id123" draw:style-name="a745" draw:name="CasellaDiTesto 83" svg:x="7.41677in" svg:y="4.8209in" svg:width="1.99503in" svg:height="0.38969in">
          <draw:text-box>
            <text:p text:style-name="a744" text:class-names="" text:cond-style-name=""><text:span text:style-name="a742" text:class-names="">Riassegnazione</text:span><text:span text:style-name="a743" text:class-names=""/></text:p>
          </draw:text-box>
          <svg:title/>
          <svg:desc/>
        </draw:frame>
        <draw:frame draw:id="id124" draw:style-name="a749" draw:name="CasellaDiTesto 84" svg:x="5.25096in" svg:y="4.70153in" svg:width="1.99503in" svg:height="0.38969in">
          <draw:text-box>
            <text:p text:style-name="a748" text:class-names="" text:cond-style-name=""><text:span text:style-name="a746" text:class-names="">Riassegnazione</text:span><text:span text:style-name="a747" text:class-names=""/></text:p>
          </draw:text-box>
          <svg:title/>
          <svg:desc/>
        </draw:frame>
        <presentation:notes draw:style-name="a755">
          <draw:frame draw:id="id125" draw:style-name="a752" draw:name="Segnaposto numero diapositiva 6" svg:x="4.67953in" svg:y="11.10827in" svg:width="3.5878in" svg:height="0.58425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26" presentation:style-name="a753" draw:name="Segnaposto immagine diapositiva 1">
            <svg:title/>
            <svg:desc/>
          </draw:page-thumbnail>
          <draw:frame draw:id="id127" presentation:style-name="a75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olo e contenuto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e contenuti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tito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uota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olo e testo verticale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568" draw:style="linear" draw:angle="450" draw:start-color="#eeeeee" draw:end-color="#999999" draw:start-intensity="100%" draw:end-intensity="100%"/>
    <draw:marker draw:name="a700" svg:viewBox="0 0 20 30" svg:d="m10 0-10 30h20z"/>
    <draw:marker draw:name="a632" svg:viewBox="0 0 20 30" svg:d="m10 0-10 30h20z"/>
    <draw:marker draw:name="a671" svg:viewBox="0 0 20 30" svg:d="m10 0-10 30h20z"/>
    <draw:marker draw:name="a704" svg:viewBox="0 0 20 30" svg:d="m10 0-10 30h20z"/>
    <draw:marker draw:name="a675" svg:viewBox="0 0 20 30" svg:d="m10 0-10 30h20z"/>
    <draw:marker draw:name="a679" svg:viewBox="0 0 20 30" svg:d="m10 0-10 30h20z"/>
    <draw:marker draw:name="a592" svg:viewBox="0 0 20 30" svg:d="m10 0-10 30h20z"/>
    <draw:marker draw:name="a625" svg:viewBox="0 0 20 30" svg:d="m10 0-10 30h20z"/>
    <draw:marker draw:name="a596" svg:viewBox="0 0 20 30" svg:d="m10 0-10 30h20z"/>
    <draw:marker draw:name="a736" svg:viewBox="0 0 20 30" svg:d="m10 0-10 30h20z"/>
    <draw:marker draw:name="a580" svg:viewBox="0 0 20 30" svg:d="m10 0-10 30h20z"/>
    <draw:marker draw:name="a651" svg:viewBox="0 0 20 30" svg:d="m10 0-10 30h20z"/>
    <draw:marker draw:name="a721" svg:viewBox="0 0 20 30" svg:d="m10 0-10 30h20z"/>
    <draw:marker draw:name="a584" svg:viewBox="0 0 20 30" svg:d="m10 0-10 30h20z"/>
    <draw:marker draw:name="a723" svg:viewBox="0 0 20 30" svg:d="m10 0-10 30h20z"/>
    <draw:marker draw:name="a618" svg:viewBox="0 0 20 30" svg:d="m10 0-10 30h20z"/>
    <draw:marker draw:name="a725" svg:viewBox="0 0 20 30" svg:d="m10 0-10 30h20z"/>
    <draw:marker draw:name="a588" svg:viewBox="0 0 20 30" svg:d="m10 0-10 30h20z"/>
    <draw:marker draw:name="a727" svg:viewBox="0 0 20 30" svg:d="m10 0-10 30h20z"/>
    <draw:marker draw:name="a696" svg:viewBox="0 0 20 30" svg:d="m10 0-10 30h20z"/>
    <draw:marker draw:name="a729" svg:viewBox="0 0 20 30" svg:d="m10 0-10 30h20z"/>
    <draw:marker draw:name="a572" svg:viewBox="0 0 20 30" svg:d="m10 0-10 30h20z"/>
    <draw:marker draw:name="a642" svg:viewBox="0 0 20 30" svg:d="m10 0-10 30h20z"/>
    <draw:marker draw:name="a576" svg:viewBox="0 0 20 30" svg:d="m10 0-10 30h20z"/>
    <draw:marker draw:name="a683" svg:viewBox="0 0 20 30" svg:d="m10 0-10 30h20z"/>
    <draw:stroke-dash draw:name="a600" draw:style="rect" draw:dots1="2" draw:dots1-length="0in" draw:distance="0in"/>
    <draw:stroke-dash draw:name="a608" draw:style="rect" draw:dots1="2" draw:dots1-length="0in" draw:distance="0in"/>
    <draw:stroke-dash draw:name="a604" draw:style="rect" draw:dots1="2" draw:dots1-length="0in" draw:distance="0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Segnaposto tito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Segnaposto tes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ca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livello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Segnaposto piè di pa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1" draw:name="Tito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Fare clic per modificare lo stile del titolo</text:span><text:span text:style-name="a49" text:class-names=""/></text:p>
        </draw:text-box>
        <svg:title/>
        <svg:desc/>
      </draw:frame>
      <draw:frame draw:id="id12" presentation:style-name="a55" draw:name="Sottotito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Fare clic per modificare lo stile del sottotitolo dello schema</text:span><text:span text:style-name="a53" text:class-names=""/></text:p>
        </draw:text-box>
        <svg:title/>
        <svg:desc/>
      </draw:frame>
      <draw:frame draw:id="id13" presentation:style-name="a58" draw:name="Segnaposto dat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Segnaposto piè di pa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egnaposto numero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egnaposto immagine diapositiva 1">
          <svg:title/>
          <svg:desc/>
        </draw:page-thumbnail>
        <draw:frame draw:id="id6" presentation:style-name="a69" draw:name="Segnaposto note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Segnaposto intestazion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Segnaposto dat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Segnaposto piè di pa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egnaposto numero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3">
      <draw:frame draw:id="id16" presentation:style-name="a87" draw:name="Tito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Fare clic per modificare lo stile del titolo</text:span><text:span text:style-name="a85" text:class-names=""/></text:p>
        </draw:text-box>
        <svg:title/>
        <svg:desc/>
      </draw:frame>
      <draw:frame draw:id="id17" presentation:style-name="a103" draw:name="Segnaposto contenut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Modifica gli stili del testo dello schema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o livello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livello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Segnaposto dat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Segnaposto piè di pa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egnaposto numero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egnaposto immagine diapositiva 1">
          <svg:title/>
          <svg:desc/>
        </draw:page-thumbnail>
        <draw:frame draw:id="id6" presentation:style-name="a117" draw:name="Segnaposto note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Segnaposto intestazion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Segnaposto dat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Segnaposto piè di pa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egnaposto numero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31">
      <draw:frame draw:id="id21" presentation:style-name="a135" draw:name="Tito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Fare clic per modificare lo stile del titolo</text:span><text:span text:style-name="a133" text:class-names=""/></text:p>
        </draw:text-box>
        <svg:title/>
        <svg:desc/>
      </draw:frame>
      <draw:frame draw:id="id22" presentation:style-name="a139" draw:name="Segnaposto tes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odifica gli stili del testo dello schema</text:span></text:p>
            </text:list-item>
          </text:list>
        </draw:text-box>
        <svg:title/>
        <svg:desc/>
      </draw:frame>
      <draw:frame draw:id="id23" presentation:style-name="a142" draw:name="Segnaposto dat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Segnaposto piè di pa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egnaposto numero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egnaposto immagine diapositiva 1">
          <svg:title/>
          <svg:desc/>
        </draw:page-thumbnail>
        <draw:frame draw:id="id6" presentation:style-name="a153" draw:name="Segnaposto note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Segnaposto intestazion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Segnaposto dat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Segnaposto piè di pa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egnaposto numero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7">
      <draw:frame draw:id="id26" presentation:style-name="a171" draw:name="Tito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Fare clic per modificare lo stile del titolo</text:span><text:span text:style-name="a169" text:class-names=""/></text:p>
        </draw:text-box>
        <svg:title/>
        <svg:desc/>
      </draw:frame>
      <draw:frame draw:id="id27" presentation:style-name="a187" draw:name="Segnaposto contenut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Modifica gli stili del testo dello schema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o livello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livello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Segnaposto contenut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Modifica gli stili del testo dello schema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o livello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livello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Segnaposto dat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Segnaposto piè di pa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egnaposto numero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egnaposto immagine diapositiva 1">
          <svg:title/>
          <svg:desc/>
        </draw:page-thumbnail>
        <draw:frame draw:id="id6" presentation:style-name="a217" draw:name="Segnaposto note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Segnaposto intestazion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Segnaposto dat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Segnaposto piè di pa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egnaposto numero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31">
      <draw:frame draw:id="id32" presentation:style-name="a235" draw:name="Tito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Fare clic per modificare lo stile del titolo</text:span><text:span text:style-name="a233" text:class-names=""/></text:p>
        </draw:text-box>
        <svg:title/>
        <svg:desc/>
      </draw:frame>
      <draw:frame draw:id="id33" presentation:style-name="a239" draw:name="Segnaposto tes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odifica gli stili del testo dello schema</text:span></text:p>
            </text:list-item>
          </text:list>
        </draw:text-box>
        <svg:title/>
        <svg:desc/>
      </draw:frame>
      <draw:frame draw:id="id34" presentation:style-name="a255" draw:name="Segnaposto contenut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odifica gli stili del testo dello schema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o livello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livello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Segnaposto tes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ca gli stili del testo dello schema</text:span></text:p>
            </text:list-item>
          </text:list>
        </draw:text-box>
        <svg:title/>
        <svg:desc/>
      </draw:frame>
      <draw:frame draw:id="id36" presentation:style-name="a275" draw:name="Segnaposto contenut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odifica gli stili del testo dello schema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o livello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livello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Segnaposto dat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Segnaposto piè di pa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egnaposto numero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egnaposto immagine diapositiva 1">
          <svg:title/>
          <svg:desc/>
        </draw:page-thumbnail>
        <draw:frame draw:id="id6" presentation:style-name="a289" draw:name="Segnaposto note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Segnaposto intestazion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Segnaposto dat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Segnaposto piè di pa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egnaposto numero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03">
      <draw:frame draw:id="id40" presentation:style-name="a307" draw:name="Tito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Fare clic per modificare lo stile del titolo</text:span><text:span text:style-name="a305" text:class-names=""/></text:p>
        </draw:text-box>
        <svg:title/>
        <svg:desc/>
      </draw:frame>
      <draw:frame draw:id="id41" presentation:style-name="a310" draw:name="Segnaposto dat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Segnaposto piè di pa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egnaposto numero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egnaposto immagine diapositiva 1">
          <svg:title/>
          <svg:desc/>
        </draw:page-thumbnail>
        <draw:frame draw:id="id6" presentation:style-name="a321" draw:name="Segnaposto note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Segnaposto intestazion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Segnaposto dat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Segnaposto piè di pa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egnaposto numero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35">
      <draw:frame draw:id="id44" presentation:style-name="a338" draw:name="Segnaposto dat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Segnaposto piè di pa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egnaposto numero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egnaposto immagine diapositiva 1">
          <svg:title/>
          <svg:desc/>
        </draw:page-thumbnail>
        <draw:frame draw:id="id6" presentation:style-name="a349" draw:name="Segnaposto note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Segnaposto intestazion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Segnaposto dat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Segnaposto piè di pa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egnaposto numero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63">
      <draw:frame draw:id="id47" presentation:style-name="a367" draw:name="Tito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Fare clic per modificare lo stile del titolo</text:span><text:span text:style-name="a365" text:class-names=""/></text:p>
        </draw:text-box>
        <svg:title/>
        <svg:desc/>
      </draw:frame>
      <draw:frame draw:id="id48" presentation:style-name="a383" draw:name="Segnaposto contenut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odifica gli stili del testo dello schema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o livello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livello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Segnaposto tes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ca gli stili del testo dello schema</text:span></text:p>
            </text:list-item>
          </text:list>
        </draw:text-box>
        <svg:title/>
        <svg:desc/>
      </draw:frame>
      <draw:frame draw:id="id50" presentation:style-name="a390" draw:name="Segnaposto dat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Segnaposto piè di pa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egnaposto numero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egnaposto immagine diapositiva 1">
          <svg:title/>
          <svg:desc/>
        </draw:page-thumbnail>
        <draw:frame draw:id="id6" presentation:style-name="a401" draw:name="Segnaposto note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Segnaposto intestazion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Segnaposto dat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Segnaposto piè di pa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egnaposto numero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15">
      <draw:frame draw:id="id53" presentation:style-name="a419" draw:name="Tito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Fare clic per modificare lo stile del titolo</text:span><text:span text:style-name="a417" text:class-names=""/></text:p>
        </draw:text-box>
        <svg:title/>
        <svg:desc/>
      </draw:frame>
      <draw:frame draw:id="id54" presentation:style-name="a422" draw:name="Segnaposto immagine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Segnaposto tes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odifica gli stili del testo dello schema</text:span></text:p>
            </text:list-item>
          </text:list>
        </draw:text-box>
        <svg:title/>
        <svg:desc/>
      </draw:frame>
      <draw:frame draw:id="id56" presentation:style-name="a429" draw:name="Segnaposto dat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Segnaposto piè di pa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egnaposto numero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egnaposto immagine diapositiva 1">
          <svg:title/>
          <svg:desc/>
        </draw:page-thumbnail>
        <draw:frame draw:id="id6" presentation:style-name="a440" draw:name="Segnaposto note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Segnaposto intestazion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Segnaposto dat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Segnaposto piè di pa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egnaposto numero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54">
      <draw:frame draw:id="id59" presentation:style-name="a458" draw:name="Tito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Fare clic per modificare lo stile del titolo</text:span><text:span text:style-name="a456" text:class-names=""/></text:p>
        </draw:text-box>
        <svg:title/>
        <svg:desc/>
      </draw:frame>
      <draw:frame draw:id="id60" presentation:style-name="a475" draw:name="Segnaposto testo verticale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odifica gli stili del testo dello schema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o livello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livello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Segnaposto dat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Segnaposto piè di pa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egnaposto numero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egnaposto immagine diapositiva 1">
          <svg:title/>
          <svg:desc/>
        </draw:page-thumbnail>
        <draw:frame draw:id="id6" presentation:style-name="a489" draw:name="Segnaposto note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Segnaposto intestazion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Segnaposto dat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Segnaposto piè di pa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egnaposto numero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503">
      <draw:frame draw:id="id64" presentation:style-name="a507" draw:name="Titolo verticale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Fare clic per modificare lo stile del titolo</text:span><text:span text:style-name="a505" text:class-names=""/></text:p>
        </draw:text-box>
        <svg:title/>
        <svg:desc/>
      </draw:frame>
      <draw:frame draw:id="id65" presentation:style-name="a524" draw:name="Segnaposto testo verticale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odifica gli stili del testo dello schema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o livello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livello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Segnaposto dat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Segnaposto piè di pa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egnaposto numero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egnaposto immagine diapositiva 1">
          <svg:title/>
          <svg:desc/>
        </draw:page-thumbnail>
        <draw:frame draw:id="id6" presentation:style-name="a538" draw:name="Segnaposto note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Segnaposto intestazion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Segnaposto dat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Segnaposto piè di pa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egnaposto numero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Segnaposto intestazion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Segnaposto dat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Segnaposto piè di pa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egnaposto numero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dc:creator>Deflorio Felice</dc:creator>
    <meta:creation-date>2017-04-18T17:40:06Z</meta:creation-date>
    <dc:date>2017-05-10T11:15:46Z</dc:date>
    <meta:print-date>2017-04-19T17:53:41Z</meta:print-date>
    <meta:editing-cycles>30</meta:editing-cycles>
    <meta:editing-duration>PT13847S</meta:editing-duration>
    <meta:document-statistic meta:paragraph-count="33" meta:word-count="52"/>
  </office:meta>
</office:document-meta>
</file>